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color="#dc2300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dc23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0.889cm" svg:x="7.35cm" svg:y="5.826cm">
          <text:p text:style-name="P1"><text:span text:style-name="T1">Initial Object</text:span></text:p>
          <text:p text:style-name="P1"><text:span text:style-name="T1">to ser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54cm" svg:height="0.889cm" svg:x="4.81cm" svg:y="7.731cm">
          <text:p text:style-name="P1"><text:span text:style-name="T1">Objec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54cm" svg:height="0.889cm" svg:x="9.89cm" svg:y="7.731cm">
          <text:p text:style-name="P1"><text:span text:style-name="T1">Object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54cm" svg:height="0.889cm" svg:x="4.81cm" svg:y="9.001cm">
          <text:p text:style-name="P1"><text:span text:style-name="T1">Objec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62cm" svg:y1="6.715cm" svg:x2="6.08cm" svg:y2="7.731cm" draw:start-shape="id1" draw:start-glue-point="2" draw:end-shape="id2" svg:d="m8620 6715c0 762-2540 254-2540 1016">
          <text:p/>
        </draw:connector>
        <draw:connector draw:style-name="gr2" draw:text-style-name="P1" draw:layer="layout" draw:type="curve" svg:x1="8.62cm" svg:y1="6.715cm" svg:x2="11.16cm" svg:y2="7.731cm" draw:start-shape="id1" draw:start-glue-point="2" draw:end-shape="id3" draw:end-glue-point="0" svg:d="m8620 6715c0 762 2540 254 2540 1016">
          <text:p/>
        </draw:connector>
        <draw:connector draw:style-name="gr2" draw:text-style-name="P1" draw:layer="layout" draw:type="curve" svg:x1="4.81cm" svg:y1="8.175cm" svg:x2="4.81cm" svg:y2="9.445cm" draw:start-shape="id2" draw:start-glue-point="3" draw:end-shape="id4" draw:end-glue-point="3" svg:d="m4810 8175c-751 0-751 1270 0 1270">
          <text:p/>
        </draw:connector>
        <draw:connector draw:style-name="gr2" draw:text-style-name="P1" draw:layer="layout" draw:type="curve" svg:x1="7.35cm" svg:y1="9.445cm" svg:x2="7.35cm" svg:y2="8.175cm" draw:start-shape="id4" draw:end-shape="id2" draw:end-glue-point="1" svg:d="m7350 9445c753 0 753-1270 0-1270">
          <text:p/>
        </draw:connector>
        <draw:custom-shape draw:style-name="gr1" draw:text-style-name="P2" xml:id="id5" draw:id="id5" draw:layer="layout" svg:width="2.54cm" svg:height="0.889cm" svg:x="9.89cm" svg:y="9.001cm">
          <text:p text:style-name="P1"><text:span text:style-name="T1">Object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6.08cm" svg:y1="9.89cm" svg:x2="11.16cm" svg:y2="9.89cm" draw:start-shape="id4" draw:start-glue-point="2" draw:end-shape="id5" draw:end-glue-point="2" svg:d="m6080 9890c0 751 5080 751 5080 0">
          <text:p/>
        </draw:connector>
        <draw:connector draw:style-name="gr2" draw:text-style-name="P1" draw:layer="layout" draw:type="curve" svg:x1="9.89cm" svg:y1="8.175cm" svg:x2="9.89cm" svg:y2="9.445cm" draw:start-shape="id3" draw:end-shape="id5" svg:d="m9890 8175c-751 0-751 1270 0 1270">
          <text:p/>
        </draw:connector>
        <draw:custom-shape draw:style-name="gr3" draw:text-style-name="P3" draw:layer="layout" svg:width="3.429cm" svg:height="1.016cm" svg:x="13.446cm" svg:y="7.731cm">
          <text:p text:style-name="P1"><text:span text:style-name="T2">Alias: the same data</text:span></text:p>
          <text:p text:style-name="P1"><text:span text:style-name="T2">is referenced twic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629.85422740525 3757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1.143cm" svg:height="0.508cm" svg:x="3.032cm" svg:y="7.096cm">
          <text:p text:style-name="P1"><text:span text:style-name="T2">Cycle</text:span></text:p>
          <draw:enhanced-geometry svg:viewBox="0 0 21600 21600" draw:glue-points="10800 0 0 10800 10800 21600 21600 10800 ?f40 ?f41" draw:text-areas="0 0 21600 21600" draw:type="rectangular-callout" draw:modifiers="25772.7272727273 432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10T08:53:44</meta:creation-date>
    <dc:date>2012-08-15T11:22:48</dc:date>
    <dc:creator>laurent </dc:creator>
    <meta:editing-duration>PT16M26S</meta:editing-duration>
    <meta:editing-cycles>4</meta:editing-cycles>
    <meta:generator>LibreOffice/3.5$Linux_x86 LibreOffice_project/350m1$Build-2</meta:generator>
    <meta:document-statistic meta:object-count="13"/>
  </office:meta>
</office:document-meta>
</file>